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84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8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1.856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2.0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family="'Times New Roman'" style:font-style-name="Italic" style:font-family-generic="roman" style:font-pitch="variable" fo:font-size="12pt"/>
    </style:style>
    <style:style style:name="T1" style:family="text">
      <style:text-properties fo:font-family="'Times New Roman'" style:font-style-name="Italic" style:font-family-generic="roman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4" draw:id="id4" draw:layer="layout" svg:width="3.302cm" svg:height="0.734cm" svg:x="5.62cm" svg:y="4.048cm">
          <draw:text-box>
            <text:p text:style-name="P1"><text:span text:style-name="T1">1 Output layer</text:span></text:p>
          </draw:text-box>
        </draw:frame>
        <draw:frame draw:style-name="gr1" draw:text-style-name="P2" xml:id="id1" draw:id="id1" draw:layer="layout" svg:width="3.302cm" svg:height="0.734cm" svg:x="3.92cm" svg:y="7.948cm">
          <draw:text-box>
            <text:p text:style-name="P1"><text:span text:style-name="T1">1 Input layer</text:span></text:p>
          </draw:text-box>
        </draw:frame>
        <draw:frame draw:style-name="gr1" draw:text-style-name="P2" xml:id="id3" draw:id="id3" draw:layer="layout" svg:width="3.302cm" svg:height="0.734cm" svg:x="7.32cm" svg:y="7.948cm">
          <draw:text-box>
            <text:p text:style-name="P1"><text:span text:style-name="T1">1 Memory layer</text:span></text:p>
          </draw:text-box>
        </draw:frame>
        <draw:connector draw:style-name="gr2" draw:text-style-name="P1" draw:layer="layout" draw:type="line" svg:x1="5.571cm" svg:y1="7.948cm" svg:x2="7.286cm" svg:y2="6.842cm" draw:start-shape="id1" draw:start-glue-point="0" draw:end-shape="id2" draw:end-glue-point="2" svg:d="M5571 7948l1715-1106">
          <text:p/>
        </draw:connector>
        <draw:connector draw:style-name="gr2" draw:text-style-name="P1" draw:layer="layout" draw:type="line" svg:x1="8.971cm" svg:y1="7.948cm" svg:x2="7.286cm" svg:y2="6.842cm" draw:start-shape="id3" draw:start-glue-point="0" draw:end-shape="id2" draw:end-glue-point="2" svg:d="M8971 7948l-1685-1106">
          <text:p/>
        </draw:connector>
        <draw:connector draw:style-name="gr2" draw:text-style-name="P1" draw:layer="layout" draw:type="line" svg:x1="7.286cm" svg:y1="5.826cm" svg:x2="7.271cm" svg:y2="4.782cm" draw:start-shape="id2" draw:start-glue-point="0" draw:end-shape="id4" draw:end-glue-point="2" svg:d="M7286 5826l-15-1044">
          <text:p/>
        </draw:connector>
        <draw:frame draw:style-name="gr1" draw:text-style-name="P2" xml:id="id8" draw:id="id8" draw:layer="layout" svg:width="3.302cm" svg:height="0.734cm" svg:x="5.62cm" svg:y="9.548cm">
          <draw:text-box>
            <text:p text:style-name="P1"><text:span text:style-name="T1">2 Output layer</text:span></text:p>
          </draw:text-box>
        </draw:frame>
        <draw:frame draw:style-name="gr1" draw:text-style-name="P2" xml:id="id5" draw:id="id5" draw:layer="layout" svg:width="3.302cm" svg:height="0.734cm" svg:x="3.92cm" svg:y="13.448cm">
          <draw:text-box>
            <text:p text:style-name="P1"><text:span text:style-name="T1">2 Input layer</text:span></text:p>
          </draw:text-box>
        </draw:frame>
        <draw:frame draw:style-name="gr1" draw:text-style-name="P2" xml:id="id7" draw:id="id7" draw:layer="layout" svg:width="3.302cm" svg:height="0.734cm" svg:x="7.32cm" svg:y="13.448cm">
          <draw:text-box>
            <text:p text:style-name="P1"><text:span text:style-name="T1">2 Memory layer</text:span></text:p>
          </draw:text-box>
        </draw:frame>
        <draw:connector draw:style-name="gr2" draw:text-style-name="P1" draw:layer="layout" draw:type="line" svg:x1="5.571cm" svg:y1="13.448cm" svg:x2="7.286cm" svg:y2="12.242cm" draw:start-shape="id5" draw:start-glue-point="0" draw:end-shape="id6" draw:end-glue-point="2" svg:d="M5571 13448l1715-1206">
          <text:p/>
        </draw:connector>
        <draw:connector draw:style-name="gr2" draw:text-style-name="P1" draw:layer="layout" draw:type="line" svg:x1="8.971cm" svg:y1="13.448cm" svg:x2="7.286cm" svg:y2="12.242cm" draw:start-shape="id7" draw:start-glue-point="0" draw:end-shape="id6" draw:end-glue-point="2" svg:d="M8971 13448l-1685-1206">
          <text:p/>
        </draw:connector>
        <draw:connector draw:style-name="gr2" draw:text-style-name="P1" draw:layer="layout" draw:type="line" svg:x1="7.286cm" svg:y1="11.226cm" svg:x2="7.271cm" svg:y2="10.282cm" draw:start-shape="id6" draw:start-glue-point="0" draw:end-shape="id8" draw:end-glue-point="2" svg:d="M7286 11226l-15-944">
          <text:p/>
        </draw:connector>
        <draw:custom-shape draw:style-name="gr3" draw:text-style-name="P3" xml:id="id9" draw:id="id9" draw:layer="layout" svg:width="0.762cm" svg:height="0.762cm" svg:x="4.223cm" svg:y="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604cm" svg:y1="6.734cm" svg:x2="5.445cm" svg:y2="6.334cm" draw:start-shape="id9" draw:start-glue-point="4" draw:end-shape="id2" svg:d="M4604 6734l841-400">
          <text:p/>
        </draw:connector>
        <draw:connector draw:style-name="gr4" draw:text-style-name="P1" draw:layer="layout" draw:type="curve" svg:x1="5.688cm" svg:y1="11.761cm" svg:x2="4.223cm" svg:y2="7.115cm" draw:start-shape="id10" draw:start-glue-point="6" draw:end-shape="id9" draw:end-glue-point="6" svg:d="M5688 11761c-2949 0-2216-4646-1465-4646">
          <text:p/>
        </draw:connector>
        <draw:frame draw:style-name="gr5" draw:text-style-name="P4" draw:layer="layout" svg:width="1.374cm" svg:height="1.217cm" svg:x="3.401cm" svg:y="5.618cm">
          <draw:text-box>
            <text:p><text:span text:style-name="T1">rib</text:span></text:p>
            <text:p><text:span text:style-name="T1">units</text:span></text:p>
          </draw:text-box>
        </draw:frame>
        <draw:frame draw:style-name="gr6" draw:text-style-name="P4" draw:layer="layout" svg:width="2.356cm" svg:height="1.217cm" svg:x="3.713cm" svg:y="9.974cm">
          <draw:text-box>
            <text:p><text:span text:style-name="T1">rib</text:span></text:p>
            <text:p><text:span text:style-name="T1">connection</text:span></text:p>
          </draw:text-box>
        </draw:frame>
        <draw:custom-shape draw:style-name="gr7" draw:text-style-name="P3" draw:layer="layout" svg:width="0.762cm" svg:height="0.762cm" svg:x="5.799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762cm" svg:height="0.762cm" svg:x="6.899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762cm" svg:height="0.762cm" svg:x="7.999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xml:id="id2" draw:id="id2" draw:layer="layout" svg:width="3.683cm" svg:height="1.016cm" svg:x="5.445cm" svg:y="5.826cm">
          <text:p/>
        </draw:rect>
        <draw:custom-shape draw:style-name="gr7" draw:text-style-name="P3" xml:id="id10" draw:id="id10" draw:layer="layout" svg:width="0.819cm" svg:height="0.762cm" svg:x="5.688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818cm" svg:height="0.762cm" svg:x="6.871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2" draw:id="id12" draw:layer="layout" svg:width="0.818cm" svg:height="0.762cm" svg:x="8.052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xml:id="id6" draw:id="id6" draw:layer="layout" svg:width="3.683cm" svg:height="1.016cm" svg:x="5.445cm" svg:y="11.226cm">
          <text:p/>
        </draw:rect>
        <draw:connector draw:style-name="gr2" draw:text-style-name="P1" draw:layer="layout" draw:type="curve" svg:x1="8.922cm" svg:y1="9.915cm" svg:x2="10.622cm" svg:y2="13.815cm" draw:start-shape="id8" draw:start-glue-point="1" draw:end-shape="id7" draw:end-glue-point="1" svg:d="M8922 9915c3301 0 2451 3900 1700 3900">
          <text:p/>
        </draw:connector>
        <draw:custom-shape draw:style-name="gr3" draw:text-style-name="P3" xml:id="id11" draw:id="id11" draw:layer="layout" svg:width="0.762cm" svg:height="0.762cm" svg:x="4.223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985cm" svg:y1="5.615cm" svg:x2="7.271cm" svg:y2="4.782cm" draw:start-shape="id11" draw:start-glue-point="10" draw:end-shape="id4" draw:end-glue-point="2" svg:d="M4985 5615l2286-833">
          <text:p/>
        </draw:connector>
        <draw:connector draw:style-name="gr4" draw:text-style-name="P1" draw:layer="layout" draw:type="curve" draw:line-skew="3.322cm -1.386cm" svg:x1="8.87cm" svg:y1="11.761cm" svg:x2="4.604cm" svg:y2="5.234cm" draw:start-shape="id12" draw:start-glue-point="10" draw:end-shape="id11" draw:end-glue-point="4" svg:d="M8870 11761c5734 0 4779-4208 2279-6547s-6545-2810-6545 20">
          <text:p/>
        </draw:connector>
        <draw:frame draw:style-name="gr6" draw:text-style-name="P4" draw:layer="layout" svg:width="2.356cm" svg:height="1.217cm" svg:x="10.913cm" svg:y="8.475cm">
          <draw:text-box>
            <text:p><text:span text:style-name="T1">rib</text:span></text:p>
            <text:p><text:span text:style-name="T1">connection</text:span></text:p>
          </draw:text-box>
        </draw:frame>
        <draw:frame draw:style-name="gr9" draw:text-style-name="P4" draw:layer="layout" svg:width="3cm" svg:height="0.734cm" svg:x="7.701cm" svg:y="5.219cm">
          <draw:text-box>
            <text:p><text:span text:style-name="T1">1 Hidden layer</text:span></text:p>
          </draw:text-box>
        </draw:frame>
        <draw:frame draw:style-name="gr9" draw:text-style-name="P4" draw:layer="layout" svg:width="3cm" svg:height="0.734cm" svg:x="7.702cm" svg:y="10.619cm">
          <draw:text-box>
            <text:p><text:span text:style-name="T1">2 Hidden layer</text:span></text:p>
          </draw:text-box>
        </draw:frame>
        <draw:connector draw:style-name="gr2" draw:text-style-name="P1" draw:layer="layout" draw:type="curve" svg:x1="9.128cm" svg:y1="6.334cm" svg:x2="10.622cm" svg:y2="8.315cm" draw:start-shape="id2" draw:start-glue-point="1" draw:end-shape="id3" draw:end-glue-point="1" svg:d="M9128 6334c2992 0 2245 1981 1494 19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6-15T15:26:33.16</meta:creation-date>
    <dc:date>2023-06-16T17:33:55.55</dc:date>
    <dc:creator>Loc Nguyen</dc:creator>
    <meta:editing-duration>PT1H13M31S</meta:editing-duration>
    <meta:editing-cycles>21</meta:editing-cycles>
    <meta:generator>OpenOffice/4.1.2$Win32 OpenOffice.org_project/412m3$Build-9782</meta:generator>
    <meta:document-statistic meta:object-count="33"/>
  </office:meta>
</office:document-meta>
</file>